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T1_155" style:family="text"/>
    <style:style style:name="T1_156" style:family="text"/>
    <style:style style:name="T1_157" style:family="text"/>
    <style:style style:name="T1_158" style:family="text"/>
    <style:style style:name="T1_159" style:family="text"/>
    <style:style style:name="T1_160" style:family="text"/>
    <style:style style:name="T1_161" style:family="text"/>
    <style:style style:name="T1_162" style:family="text"/>
    <style:style style:name="T1_163" style:family="text"/>
    <style:style style:name="T1_164" style:family="text"/>
    <style:style style:name="T1_165" style:family="text"/>
    <style:style style:name="T1_166" style:family="text"/>
    <style:style style:name="T1_167" style:family="text"/>
    <style:style style:name="T1_168" style:family="text"/>
    <style:style style:name="T1_169" style:family="text"/>
    <style:style style:name="T1_170" style:family="text"/>
    <style:style style:name="T1_171" style:family="text"/>
    <style:style style:name="T1_172" style:family="text"/>
    <style:style style:name="T1_173" style:family="text"/>
    <style:style style:name="T1_174" style:family="text"/>
    <style:style style:name="T1_175" style:family="text"/>
    <style:style style:name="T1_176" style:family="text"/>
    <style:style style:name="T1_177" style:family="text"/>
    <style:style style:name="T1_178" style:family="text"/>
    <style:style style:name="T1_179" style:family="text"/>
    <style:style style:name="T1_180" style:family="text"/>
    <style:style style:name="T1_181" style:family="text"/>
    <style:style style:name="T1_182" style:family="text"/>
    <style:style style:name="T1_183" style:family="text"/>
    <style:style style:name="T1_184" style:family="text"/>
    <style:style style:name="T1_185" style:family="text"/>
    <style:style style:name="T1_186" style:family="text"/>
    <style:style style:name="T1_187" style:family="text"/>
    <style:style style:name="T1_188" style:family="text"/>
    <style:style style:name="T1_189" style:family="text"/>
    <style:style style:name="T1_190" style:family="text"/>
    <style:style style:name="T1_191" style:family="text"/>
    <style:style style:name="T1_192" style:family="text"/>
    <style:style style:name="T1_193" style:family="text"/>
    <style:style style:name="T1_194" style:family="text"/>
    <style:style style:name="T1_195" style:family="text"/>
    <style:style style:name="T1_196" style:family="text"/>
    <style:style style:name="T1_197" style:family="text"/>
    <style:style style:name="T1_198" style:family="text"/>
    <style:style style:name="T1_199" style:family="text"/>
    <style:style style:name="T1_200" style:family="text"/>
    <style:style style:name="T1_201" style:family="text"/>
    <style:style style:name="T1_202" style:family="text"/>
    <style:style style:name="T1_203" style:family="text"/>
    <style:style style:name="T1_204" style:family="text"/>
    <style:style style:name="T1_205" style:family="text"/>
    <style:style style:name="T1_206" style:family="text"/>
    <style:style style:name="T1_207" style:family="text"/>
    <style:style style:name="T1_20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5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5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5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5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66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7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7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7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7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7_6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9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9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69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1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2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6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7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8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9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4_10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5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5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6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7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7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7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7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8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8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8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8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78_6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6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7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8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9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10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1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1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1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1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0_1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4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4_3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4_4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4_5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5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T86_2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7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8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89" style:family="paragraph" style:parent-style-name="Standard">
      <style:paragraph-properties fo:break-before="auto" fo:line-height="115%" style:writing-mode="lr-tb"/>
      <style:text-properties fo:background-color="#ffffff" fo:color="#333333" style:font-name="Verdana" fo:font-size="8pt" style:font-name-asian="Verdana" style:font-size-asian="8pt" style:font-name-complex="Verdana" style:font-size-complex="8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333333" style:font-name="Verdana" fo:font-size="8pt" style:font-name-asian="Verdana" style:font-size-asian="8pt" style:font-name-complex="Verdana" style:font-size-complex="8pt"/>
    </style:style>
  </office:automatic-styles>
  <office:body>
    <office:text>
      <text:p text:style-name="P1"><text:span text:style-name="T1_1">User</text:span><text:span text:style-name="T1_2"><text:s/></text:span><text:span text:style-name="T1_3">defined</text:span><text:span text:style-name="T1_4"><text:s/></text:span><text:span text:style-name="T1_5">types</text:span><text:span text:style-name="T1_6"><text:s/></text:span><text:span text:style-name="T1_7">vary</text:span><text:span text:style-name="T1_8"><text:s/></text:span><text:span text:style-name="T1_9">from</text:span><text:span text:style-name="T1_10"><text:s/></text:span><text:span text:style-name="T1_11">classes</text:span><text:span text:style-name="T1_12">,<text:s/></text:span><text:span text:style-name="T1_13">structs</text:span><text:span text:style-name="T1_14">,<text:s/></text:span><text:span text:style-name="T1_15">typedefs</text:span><text:span text:style-name="T1_16">,<text:s/></text:span><text:span text:style-name="T1_17">enums</text:span><text:span text:style-name="T1_18">(</text:span><text:span text:style-name="T1_19">strongly</text:span><text:span text:style-name="T1_20"><text:s/></text:span><text:span text:style-name="T1_21">and</text:span><text:span text:style-name="T1_22"><text:s/></text:span><text:span text:style-name="T1_23">weakly</text:span><text:span text:style-name="T1_24">),<text:s/></text:span><text:span text:style-name="T1_25">and</text:span><text:span text:style-name="T1_26"><text:s/></text:span><text:span text:style-name="T1_27">unions</text:span><text:span text:style-name="T1_28">.<text:s text:c="2"/></text:span><text:span text:style-name="T1_29">The</text:span><text:span text:style-name="T1_30"><text:s/></text:span><text:span text:style-name="T1_31">purpose</text:span><text:span text:style-name="T1_32"><text:s/></text:span><text:span text:style-name="T1_33">of</text:span><text:span text:style-name="T1_34"><text:s/></text:span><text:span text:style-name="T1_35">this</text:span><text:span text:style-name="T1_36"><text:s/></text:span><text:span text:style-name="T1_37">section</text:span><text:span text:style-name="T1_38"><text:s/></text:span><text:span text:style-name="T1_39">is</text:span><text:span text:style-name="T1_40"><text:s/></text:span><text:span text:style-name="T1_41">to</text:span><text:span text:style-name="T1_42"><text:s/></text:span><text:span text:style-name="T1_43">give</text:span><text:span text:style-name="T1_44"><text:s/></text:span><text:span text:style-name="T1_45">you</text:span><text:span text:style-name="T1_46"><text:s/></text:span><text:span text:style-name="T1_47">an</text:span><text:span text:style-name="T1_48"><text:s/></text:span><text:span text:style-name="T1_49">overall</text:span><text:span text:style-name="T1_50"><text:s/></text:span><text:span text:style-name="T1_51">understanding</text:span><text:span text:style-name="T1_52"><text:s/></text:span><text:span text:style-name="T1_53">of</text:span><text:span text:style-name="T1_54"><text:s/></text:span><text:span text:style-name="T1_55">everything</text:span><text:span text:style-name="T1_56"><text:s/></text:span><text:span text:style-name="T1_57">that</text:span><text:span text:style-name="T1_58"><text:s/></text:span><text:span text:style-name="T1_59">was</text:span><text:span text:style-name="T1_60"><text:s/></text:span><text:span text:style-name="T1_61">previously</text:span><text:span text:style-name="T1_62"><text:s/></text:span><text:span text:style-name="T1_63">listed</text:span><text:span text:style-name="T1_64">.<text:s text:c="2"/></text:span><text:span text:style-name="T1_65">Structs</text:span><text:span text:style-name="T1_66"><text:s/></text:span><text:span text:style-name="T1_67">are</text:span><text:span text:style-name="T1_68"><text:s/></text:span><text:span text:style-name="T1_69">a</text:span><text:span text:style-name="T1_70"><text:s/></text:span><text:span text:style-name="T1_71">group</text:span><text:span text:style-name="T1_72"><text:s/></text:span><text:span text:style-name="T1_73">of</text:span><text:span text:style-name="T1_74"><text:s/></text:span><text:span text:style-name="T1_75">data</text:span><text:span text:style-name="T1_76"><text:s/></text:span><text:span text:style-name="T1_77">elements</text:span><text:span text:style-name="T1_78">,<text:s/></text:span><text:span text:style-name="T1_79">like</text:span><text:span text:style-name="T1_80"><text:s/></text:span><text:span text:style-name="T1_81">various</text:span><text:span text:style-name="T1_82"><text:s/></text:span><text:span text:style-name="T1_83">variables</text:span><text:span text:style-name="T1_84">,<text:s/></text:span><text:span text:style-name="T1_85">are</text:span><text:span text:style-name="T1_86"><text:s/></text:span><text:span text:style-name="T1_87">all</text:span><text:span text:style-name="T1_88"><text:s/></text:span><text:span text:style-name="T1_89">under</text:span><text:span text:style-name="T1_90"><text:s/></text:span><text:span text:style-name="T1_91">one</text:span><text:span text:style-name="T1_92"><text:s/></text:span><text:span text:style-name="T1_93">name</text:span><text:span text:style-name="T1_94">.<text:s text:c="2"/></text:span><text:span text:style-name="T1_95">They</text:span><text:span text:style-name="T1_96"><text:s/></text:span><text:span text:style-name="T1_97">are</text:span><text:span text:style-name="T1_98"><text:s/></text:span><text:span text:style-name="T1_99">known</text:span><text:span text:style-name="T1_100"><text:s/></text:span><text:span text:style-name="T1_101">as</text:span><text:span text:style-name="T1_102"><text:s/></text:span><text:span text:style-name="T1_103">members</text:span><text:span text:style-name="T1_104">.<text:s text:c="2"/></text:span><text:span text:style-name="T1_105">Classes</text:span><text:span text:style-name="T1_106"><text:s/></text:span><text:span text:style-name="T1_107">are</text:span><text:span text:style-name="T1_108"><text:s/></text:span><text:span text:style-name="T1_109">very</text:span><text:span text:style-name="T1_110"><text:s/></text:span><text:span text:style-name="T1_111">similar</text:span><text:span text:style-name="T1_112"><text:s/></text:span><text:span text:style-name="T1_113">to</text:span><text:span text:style-name="T1_114"><text:s/></text:span><text:span text:style-name="T1_115">structs</text:span><text:span text:style-name="T1_116"><text:s/></text:span><text:span text:style-name="T1_117">except</text:span><text:span text:style-name="T1_118"><text:s/></text:span><text:span text:style-name="T1_119">they</text:span><text:span text:style-name="T1_120"><text:s/></text:span><text:span text:style-name="T1_121">can</text:span><text:span text:style-name="T1_122"><text:s/></text:span><text:span text:style-name="T1_123">also</text:span><text:span text:style-name="T1_124"><text:s/></text:span><text:span text:style-name="T1_125">have</text:span><text:span text:style-name="T1_126"><text:s/></text:span><text:span text:style-name="T1_127">member</text:span><text:span text:style-name="T1_128"><text:s/></text:span><text:span text:style-name="T1_129">functions</text:span><text:span text:style-name="T1_130">,<text:s/></text:span><text:span text:style-name="T1_131">where</text:span><text:span text:style-name="T1_132"><text:s/></text:span><text:span text:style-name="T1_133">as</text:span><text:span text:style-name="T1_134"><text:s/></text:span><text:span text:style-name="T1_135">a</text:span><text:span text:style-name="T1_136"><text:s/></text:span><text:span text:style-name="T1_137">struct</text:span><text:span text:style-name="T1_138"><text:s/></text:span><text:span text:style-name="T1_139">can</text:span><text:span text:style-name="T1_140"><text:s/></text:span><text:span text:style-name="T1_141">only</text:span><text:span text:style-name="T1_142"><text:s/></text:span><text:span text:style-name="T1_143">hold</text:span><text:span text:style-name="T1_144"><text:s/></text:span><text:span text:style-name="T1_145">variables</text:span><text:span text:style-name="T1_146">.<text:s text:c="2"/></text:span><text:span text:style-name="T1_147">Typedef</text:span><text:span text:style-name="T1_148"><text:s/></text:span><text:span text:style-name="T1_149">is</text:span><text:span text:style-name="T1_150"><text:s/></text:span><text:span text:style-name="T1_151">when</text:span><text:span text:style-name="T1_152"><text:s/></text:span><text:span text:style-name="T1_153">you</text:span><text:span text:style-name="T1_154"><text:s/></text:span><text:span text:style-name="T1_155">get</text:span><text:span text:style-name="T1_156"><text:s/></text:span><text:span text:style-name="T1_157">to</text:span><text:span text:style-name="T1_158"><text:s/></text:span><text:span text:style-name="T1_159">create</text:span><text:span text:style-name="T1_160"><text:s/></text:span><text:span text:style-name="T1_161">your</text:span><text:span text:style-name="T1_162"><text:s/></text:span><text:span text:style-name="T1_163">own</text:span><text:span text:style-name="T1_164"><text:s/></text:span><text:span text:style-name="T1_165">variable</text:span><text:span text:style-name="T1_166"><text:s/></text:span><text:span text:style-name="T1_167">type</text:span><text:span text:style-name="T1_168">,<text:s/></text:span><text:span text:style-name="T1_169">based</text:span><text:span text:style-name="T1_170"><text:s/></text:span><text:span text:style-name="T1_171">off</text:span><text:span text:style-name="T1_172"><text:s/></text:span><text:span text:style-name="T1_173">of</text:span><text:span text:style-name="T1_174"><text:s/></text:span><text:span text:style-name="T1_175">the</text:span><text:span text:style-name="T1_176"><text:s/></text:span><text:span text:style-name="T1_177">pre</text:span><text:span text:style-name="T1_178"><text:s/></text:span><text:span text:style-name="T1_179">existing</text:span><text:span text:style-name="T1_180"><text:s/></text:span><text:span text:style-name="T1_181">types</text:span><text:span text:style-name="T1_182">.<text:s text:c="2"/></text:span><text:span text:style-name="T1_183">Unions</text:span><text:span text:style-name="T1_184"><text:s/></text:span><text:span text:style-name="T1_185">allow</text:span><text:span text:style-name="T1_186"><text:s/></text:span><text:span text:style-name="T1_187">one</text:span><text:span text:style-name="T1_188"><text:s/></text:span><text:span text:style-name="T1_189">portion</text:span><text:span text:style-name="T1_190"><text:s/></text:span><text:span text:style-name="T1_191">of</text:span><text:span text:style-name="T1_192"><text:s/></text:span><text:span text:style-name="T1_193">data</text:span><text:span text:style-name="T1_194"><text:s/></text:span><text:span text:style-name="T1_195">to</text:span><text:span text:style-name="T1_196"><text:s/></text:span><text:span text:style-name="T1_197">be</text:span><text:span text:style-name="T1_198"><text:s/></text:span><text:span text:style-name="T1_199">accessed</text:span><text:span text:style-name="T1_200"><text:s/></text:span><text:span text:style-name="T1_201">as</text:span><text:span text:style-name="T1_202"><text:s/></text:span><text:span text:style-name="T1_203">different</text:span><text:span text:style-name="T1_204"><text:s/></text:span><text:span text:style-name="T1_205">data</text:span><text:span text:style-name="T1_206"><text:s/></text:span><text:span text:style-name="T1_207">type</text:span><text:span text:style-name="T1_208">.</text:span></text:p>
      <text:p text:style-name="P2"/>
      <text:p text:style-name="P3"><text:span text:style-name="T3_1">Struct</text:span></text:p>
      <text:p text:style-name="P4"><text:span text:style-name="T4_1">#<text:s/></text:span><text:span text:style-name="T4_2">include</text:span><text:span text:style-name="T4_3">&lt;</text:span><text:span text:style-name="T4_4">iostream</text:span><text:span text:style-name="T4_5">&gt;</text:span></text:p>
      <text:p text:style-name="P5"><text:span text:style-name="T5_1">using</text:span><text:span text:style-name="T5_2"><text:s/></text:span><text:span text:style-name="T5_3">namespace</text:span><text:span text:style-name="T5_4"><text:s/></text:span><text:span text:style-name="T5_5">std</text:span><text:span text:style-name="T5_6">;</text:span></text:p>
      <text:p text:style-name="P6"/>
      <text:p text:style-name="P7"><text:span text:style-name="T7_1">struct</text:span><text:span text:style-name="T7_2">{</text:span></text:p>
      <text:p text:style-name="P8"><text:span text:style-name="T8_1">int</text:span><text:span text:style-name="T8_2"><text:s/></text:span><text:span text:style-name="T8_3">example</text:span><text:span text:style-name="T8_4">;</text:span></text:p>
      <text:p text:style-name="P9"><text:span text:style-name="T9_1">double</text:span><text:span text:style-name="T9_2"><text:s/></text:span><text:span text:style-name="T9_3">test</text:span><text:span text:style-name="T9_4">;<text:s text:c="7"/></text:span></text:p>
      <text:p text:style-name="P10"><text:span text:style-name="T10_1"><text:s text:c="7"/>}</text:span><text:span text:style-name="T10_2">testing</text:span><text:span text:style-name="T10_3">;</text:span></text:p>
      <text:p text:style-name="P11"><text:span text:style-name="T11_1">main</text:span><text:span text:style-name="T11_2">()</text:span></text:p>
      <text:p text:style-name="P12"><text:span text:style-name="T12_1">{</text:span></text:p>
      <text:p text:style-name="P13"><text:span text:style-name="T13_1"><text:s text:c="2"/></text:span><text:span text:style-name="T13_2">cout</text:span><text:span text:style-name="T13_3">&lt;&lt;"</text:span><text:span text:style-name="T13_4">Input</text:span><text:span text:style-name="T13_5"><text:s/></text:span><text:span text:style-name="T13_6">an</text:span><text:span text:style-name="T13_7"><text:s/></text:span><text:span text:style-name="T13_8">integer</text:span><text:span text:style-name="T13_9"><text:s/>";</text:span></text:p>
      <text:p text:style-name="P14"><text:span text:style-name="T14_1"><text:s text:c="2"/></text:span><text:span text:style-name="T14_2">cin</text:span><text:span text:style-name="T14_3">&gt;&gt;</text:span><text:span text:style-name="T14_4">testing</text:span><text:span text:style-name="T14_5">.</text:span><text:span text:style-name="T14_6">example</text:span><text:span text:style-name="T14_7">;</text:span></text:p>
      <text:p text:style-name="P15"><text:span text:style-name="T15_1"><text:s text:c="2"/></text:span></text:p>
      <text:p text:style-name="P16"><text:span text:style-name="T16_1"><text:s text:c="2"/></text:span><text:span text:style-name="T16_2">cout</text:span><text:span text:style-name="T16_3">&lt;&lt;</text:span><text:span text:style-name="T16_4">endl</text:span><text:span text:style-name="T16_5">&lt;&lt;"</text:span><text:span text:style-name="T16_6">Input</text:span><text:span text:style-name="T16_7"><text:s/></text:span><text:span text:style-name="T16_8">a</text:span><text:span text:style-name="T16_9"><text:s/></text:span><text:span text:style-name="T16_10">number</text:span><text:span text:style-name="T16_11"><text:s/></text:span><text:span text:style-name="T16_12">with</text:span><text:span text:style-name="T16_13"><text:s/></text:span><text:span text:style-name="T16_14">a</text:span><text:span text:style-name="T16_15"><text:s/></text:span><text:span text:style-name="T16_16">decimal</text:span><text:span text:style-name="T16_17">";</text:span></text:p>
      <text:p text:style-name="P17"><text:span text:style-name="T17_1"><text:s text:c="2"/></text:span><text:span text:style-name="T17_2">cin</text:span><text:span text:style-name="T17_3">&gt;&gt;</text:span><text:span text:style-name="T17_4">testing</text:span><text:span text:style-name="T17_5">.</text:span><text:span text:style-name="T17_6">test</text:span><text:span text:style-name="T17_7">;<text:s text:c="4"/></text:span></text:p>
      <text:p text:style-name="P18"><text:span text:style-name="T18_1"><text:s text:c="6"/></text:span></text:p>
      <text:p text:style-name="P19"><text:span text:style-name="T19_1"><text:s text:c="3"/></text:span><text:span text:style-name="T19_2">system</text:span><text:span text:style-name="T19_3">("</text:span><text:span text:style-name="T19_4">pause</text:span><text:span text:style-name="T19_5">");<text:s text:c="2"/></text:span></text:p>
      <text:p text:style-name="P20"><text:span text:style-name="T20_1"><text:s text:c="3"/></text:span><text:span text:style-name="T20_2">return</text:span><text:span text:style-name="T20_3"><text:s/>0;</text:span></text:p>
      <text:p text:style-name="P21"><text:span text:style-name="T21_1">}</text:span></text:p>
      <text:p text:style-name="P22"/>
      <text:p text:style-name="P23"/>
      <text:p text:style-name="P24"><text:span text:style-name="T24_1">Class</text:span></text:p>
      <text:p text:style-name="P25"><text:span text:style-name="T25_1">#<text:s/></text:span><text:span text:style-name="T25_2">include</text:span><text:span text:style-name="T25_3">&lt;</text:span><text:span text:style-name="T25_4">iostream</text:span><text:span text:style-name="T25_5">&gt;</text:span></text:p>
      <text:p text:style-name="P26"><text:span text:style-name="T26_1">using</text:span><text:span text:style-name="T26_2"><text:s/></text:span><text:span text:style-name="T26_3">namespace</text:span><text:span text:style-name="T26_4"><text:s/></text:span><text:span text:style-name="T26_5">std</text:span><text:span text:style-name="T26_6">;</text:span></text:p>
      <text:p text:style-name="P27"/>
      <text:p text:style-name="P28"><text:span text:style-name="T28_1">class</text:span><text:span text:style-name="T28_2"><text:s/></text:span><text:span text:style-name="T28_3">Weaver</text:span><text:span text:style-name="T28_4">{</text:span></text:p>
      <text:p text:style-name="P29"><text:span text:style-name="T29_1">public</text:span></text:p>
      <text:p text:style-name="P30"><text:span text:style-name="T30_1">double</text:span><text:span text:style-name="T30_2"><text:s/></text:span><text:span text:style-name="T30_3">test</text:span><text:span text:style-name="T30_4">(</text:span><text:span text:style-name="T30_5">int</text:span><text:span text:style-name="T30_6"><text:s/></text:span><text:span text:style-name="T30_7">example</text:span><text:span text:style-name="T30_8">);</text:span></text:p>
      <text:p text:style-name="P31"><text:span text:style-name="T31_1"><text:s/></text:span><text:span text:style-name="T31_2">private</text:span><text:span text:style-name="T31_3"><text:s text:c="6"/></text:span></text:p>
      <text:p text:style-name="P32"><text:span text:style-name="T32_1"><text:s text:c="7"/>};</text:span></text:p>
      <text:p text:style-name="P33"><text:span text:style-name="T33_1">main</text:span><text:span text:style-name="T33_2">()</text:span></text:p>
      <text:p text:style-name="P34"><text:span text:style-name="T34_1">{</text:span></text:p>
      <text:p text:style-name="P35"><text:span text:style-name="T35_1"><text:s text:c="6"/></text:span><text:span text:style-name="T35_2">Weaver</text:span><text:span text:style-name="T35_3"><text:s/></text:span><text:span text:style-name="T35_4">R</text:span><text:span text:style-name="T35_5">;<text:s text:c="4"/></text:span></text:p>
      <text:p text:style-name="P36"><text:span text:style-name="T36_1"><text:s text:c="2"/></text:span><text:span text:style-name="T36_2">R</text:span><text:span text:style-name="T36_3">.</text:span><text:span text:style-name="T36_4">test</text:span><text:span text:style-name="T36_5">(</text:span><text:span text:style-name="T36_6">R</text:span><text:span text:style-name="T36_7">.</text:span><text:span text:style-name="T36_8">example</text:span><text:span text:style-name="T36_9">);<text:s text:c="2"/></text:span></text:p>
      <text:p text:style-name="P37"><text:span text:style-name="T37_1"><text:s text:c="3"/></text:span><text:span text:style-name="T37_2">system</text:span><text:span text:style-name="T37_3">("</text:span><text:span text:style-name="T37_4">pause</text:span><text:span text:style-name="T37_5">");<text:s text:c="2"/></text:span></text:p>
      <text:p text:style-name="P38"><text:span text:style-name="T38_1"><text:s text:c="3"/></text:span><text:span text:style-name="T38_2">return</text:span><text:span text:style-name="T38_3"><text:s/>0;</text:span></text:p>
      <text:p text:style-name="P39"><text:span text:style-name="T39_1">}</text:span></text:p>
      <text:p text:style-name="P40"><text:span text:style-name="T40_1">double</text:span><text:span text:style-name="T40_2"><text:s/></text:span><text:span text:style-name="T40_3">Weaver</text:span><text:span text:style-name="T40_4">::</text:span><text:span text:style-name="T40_5">test</text:span><text:span text:style-name="T40_6">(</text:span><text:span text:style-name="T40_7">int</text:span><text:span text:style-name="T40_8"><text:s/></text:span><text:span text:style-name="T40_9">example</text:span><text:span text:style-name="T40_10">)</text:span></text:p>
      <text:p text:style-name="P41"><text:span text:style-name="T41_1">{</text:span></text:p>
      <text:p text:style-name="P42"><text:span text:style-name="T42_1">example</text:span><text:span text:style-name="T42_2">=1.34;</text:span></text:p>
      <text:p text:style-name="P43"><text:span text:style-name="T43_1">return</text:span><text:span text:style-name="T43_2"><text:s/></text:span><text:span text:style-name="T43_3">example</text:span><text:span text:style-name="T43_4">;<text:s text:c="7"/></text:span></text:p>
      <text:p text:style-name="P44"><text:span text:style-name="T44_1">}</text:span></text:p>
      <text:p text:style-name="P45"/>
      <text:p text:style-name="P46"/>
      <text:p text:style-name="P47"><text:span text:style-name="T47_1">Union</text:span></text:p>
      <text:p text:style-name="P48"/>
      <text:p text:style-name="P49"><text:span text:style-name="T49_1">union</text:span><text:span text:style-name="T49_2"><text:s/></text:span><text:span text:style-name="T49_3">example</text:span><text:span text:style-name="T49_4">{</text:span></text:p>
      <text:p text:style-name="P50"><text:span text:style-name="T50_1">int</text:span><text:span text:style-name="T50_2"><text:s/></text:span><text:span text:style-name="T50_3">M</text:span><text:span text:style-name="T50_4">;</text:span></text:p>
      <text:p text:style-name="P51"><text:span text:style-name="T51_1">char</text:span><text:span text:style-name="T51_2"><text:s/></text:span><text:span text:style-name="T51_3">R</text:span><text:span text:style-name="T51_4">;</text:span></text:p>
      <text:p text:style-name="P52"><text:span text:style-name="T52_1">float</text:span><text:span text:style-name="T52_2"><text:s/></text:span><text:span text:style-name="T52_3">W</text:span><text:span text:style-name="T52_4">;</text:span></text:p>
      <text:p text:style-name="P53"><text:span text:style-name="T53_1">string</text:span><text:span text:style-name="T53_2"><text:s/></text:span><text:span text:style-name="T53_3">L</text:span><text:span text:style-name="T53_4">;</text:span></text:p>
      <text:p text:style-name="P54"><text:span text:style-name="T54_1">}<text:s/></text:span><text:span text:style-name="T54_2">example</text:span><text:span text:style-name="T54_3">;</text:span></text:p>
      <text:p text:style-name="P55"/>
      <text:p text:style-name="P56"><text:span text:style-name="T56_1">Typedef</text:span></text:p>
      <text:p text:style-name="P57"/>
      <text:p text:style-name="P58"><text:span text:style-name="T58_1">typedef</text:span><text:span text:style-name="T58_2"><text:s/></text:span><text:span text:style-name="T58_3">char</text:span><text:span text:style-name="T58_4"><text:s/></text:span><text:span text:style-name="T58_5">R</text:span><text:span text:style-name="T58_6">;</text:span></text:p>
      <text:p text:style-name="P59"><text:span text:style-name="T59_1">typedef</text:span><text:span text:style-name="T59_2"><text:s/></text:span><text:span text:style-name="T59_3">int</text:span><text:span text:style-name="T59_4"><text:s/></text:span><text:span text:style-name="T59_5">W</text:span><text:span text:style-name="T59_6">;</text:span></text:p>
      <text:p text:style-name="P60"><text:span text:style-name="T60_1">typedef</text:span><text:span text:style-name="T60_2"><text:s/></text:span><text:span text:style-name="T60_3">string</text:span><text:span text:style-name="T60_4"><text:s/></text:span><text:span text:style-name="T60_5">M</text:span><text:span text:style-name="T60_6">;</text:span></text:p>
      <text:p text:style-name="P61"/>
      <text:p text:style-name="P62"/>
      <text:p text:style-name="P63"><text:span text:style-name="T63_1">Enum</text:span></text:p>
      <text:p text:style-name="P64"/>
      <text:p text:style-name="P65"><text:span text:style-name="T65_1">#</text:span><text:span text:style-name="T65_2">include</text:span><text:span text:style-name="T65_3">&lt;</text:span><text:span text:style-name="T65_4">iostream</text:span><text:span text:style-name="T65_5">&gt;</text:span></text:p>
      <text:p text:style-name="P66"/>
      <text:p text:style-name="P67"><text:span text:style-name="T67_1">using</text:span><text:span text:style-name="T67_2"><text:s/></text:span><text:span text:style-name="T67_3">namespace</text:span><text:span text:style-name="T67_4"><text:s/></text:span><text:span text:style-name="T67_5">std</text:span><text:span text:style-name="T67_6">;</text:span></text:p>
      <text:p text:style-name="P68"/>
      <text:p text:style-name="P69"><text:span text:style-name="T69_1">int</text:span><text:span text:style-name="T69_2"><text:s/></text:span><text:span text:style-name="T69_3">main</text:span><text:span text:style-name="T69_4"><text:s/>()</text:span></text:p>
      <text:p text:style-name="P70"><text:span text:style-name="T70_1">{</text:span></text:p>
      <text:p text:style-name="P71"/>
      <text:p text:style-name="P72"><text:span text:style-name="T72_1"><text:tab/><text:s text:c="3"/></text:span><text:span text:style-name="T72_2">enum</text:span></text:p>
      <text:p text:style-name="P73"><text:span text:style-name="T73_1"><text:s text:c="2"/>{</text:span></text:p>
      <text:p text:style-name="P74"><text:span text:style-name="T74_1"><text:tab/><text:s text:c="6"/></text:span><text:span text:style-name="T74_2">Morgan</text:span><text:span text:style-name="T74_3">,</text:span><text:span text:style-name="T74_4">Oldenburg</text:span><text:span text:style-name="T74_5">,</text:span><text:span text:style-name="T74_6">Arab</text:span><text:span text:style-name="T74_7">,</text:span><text:span text:style-name="T74_8">Quarter</text:span><text:span text:style-name="T74_9">,</text:span><text:span text:style-name="T74_10">Fjord</text:span></text:p>
      <text:p text:style-name="P75"><text:span text:style-name="T75_1"><text:tab/><text:s text:c="3"/>}<text:s/></text:span><text:span text:style-name="T75_2">horse</text:span><text:span text:style-name="T75_3">;</text:span></text:p>
      <text:p text:style-name="P76"/>
      <text:p text:style-name="P77"><text:span text:style-name="T77_1"><text:s/></text:span><text:span text:style-name="T77_2">horse</text:span><text:span text:style-name="T77_3"><text:s/>=<text:s/></text:span><text:span text:style-name="T77_4">Morgan</text:span><text:span text:style-name="T77_5">;</text:span></text:p>
      <text:p text:style-name="P78"><text:span text:style-name="T78_1">if</text:span><text:span text:style-name="T78_2"><text:s/>(</text:span><text:span text:style-name="T78_3">horse</text:span><text:span text:style-name="T78_4"><text:s/>==<text:s/></text:span><text:span text:style-name="T78_5">Morgan</text:span><text:span text:style-name="T78_6">)</text:span></text:p>
      <text:p text:style-name="P79"><text:span text:style-name="T79_1">{</text:span></text:p>
      <text:p text:style-name="P80"><text:span text:style-name="T80_1"><text:s text:c="9"/></text:span><text:span text:style-name="T80_2">cout</text:span><text:span text:style-name="T80_3">&lt;&lt;"</text:span><text:span text:style-name="T80_4">You</text:span><text:span text:style-name="T80_5"><text:s/></text:span><text:span text:style-name="T80_6">have</text:span><text:span text:style-name="T80_7"><text:s/></text:span><text:span text:style-name="T80_8">the</text:span><text:span text:style-name="T80_9"><text:s/></text:span><text:span text:style-name="T80_10">Massachusetts</text:span><text:span text:style-name="T80_11"><text:s/></text:span><text:span text:style-name="T80_12">State</text:span><text:span text:style-name="T80_13"><text:s/></text:span><text:span text:style-name="T80_14">horse</text:span><text:span text:style-name="T80_15">";</text:span></text:p>
      <text:p text:style-name="P81"><text:span text:style-name="T81_1"><text:s text:c="8"/></text:span></text:p>
      <text:p text:style-name="P82"><text:span text:style-name="T82_1"><text:s/></text:span></text:p>
      <text:p text:style-name="P83"><text:span text:style-name="T83_1"><text:s/></text:span></text:p>
      <text:p text:style-name="P84"><text:span text:style-name="T84_1"><text:s text:c="2"/></text:span><text:span text:style-name="T84_2">system</text:span><text:span text:style-name="T84_3"><text:s/>("</text:span><text:span text:style-name="T84_4">pause</text:span><text:span text:style-name="T84_5">");</text:span></text:p>
      <text:p text:style-name="P85"/>
      <text:p text:style-name="P86"><text:span text:style-name="T86_1">return</text:span><text:span text:style-name="T86_2"><text:s/>0;</text:span></text:p>
      <text:p text:style-name="P87"/>
      <text:p text:style-name="P88"/>
      <text:p text:style-name="P89"/>
      <text:p text:style-name="P90"><text:span text:style-name="T90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